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5e8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irwise F-sco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uster F-sco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 cluster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1 olig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38" calcext:value-type="float">
            <text:p>238</text:p>
          </table:table-cell>
          <table:table-cell office:value-type="float" office:value="16.8" calcext:value-type="float">
            <text:p>16,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1093+4,4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268" calcext:value-type="float">
            <text:p>268</text:p>
          </table:table-cell>
          <table:table-cell office:value-type="float" office:value="0.17" calcext:value-type="float">
            <text:p>0,17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0.81" calcext:value-type="float">
            <text:p>0,81</text:p>
          </table:table-cell>
          <table:table-cell table:number-columns-repeated="2" table:style-name="ce4" office:value-type="float" office:value="0.9" calcext:value-type="float">
            <text:p>0,9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2 olig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,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086.7+5.8</text:p>
          </table:table-cell>
          <table:table-cell office:value-type="float" office:value="0.99" calcext:value-type="float">
            <text:p>0,99</text:p>
          </table:table-cell>
          <table:table-cell office:value-type="float" office:value="0.23" calcext:value-type="float">
            <text:p>0,23</text:p>
          </table:table-cell>
          <table:table-cell office:value-type="float" office:value="0.39" calcext:value-type="float">
            <text:p>0,39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,15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3 mon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940" calcext:value-type="float">
            <text:p>940</text:p>
          </table:table-cell>
          <table:table-cell office:value-type="float" office:value="59.4" calcext:value-type="float">
            <text:p>59,4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9" calcext:value-type="float">
            <text:p>0,9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008,8+4</text:p>
          </table:table-cell>
          <table:table-cell office:value-type="float" office:value="0.99" calcext:value-type="float">
            <text:p>0,99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974" calcext:value-type="float">
            <text:p>974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0.82" calcext:value-type="float">
            <text:p>0,8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4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style-name="ce3" office:value-type="float" office:value="9996" calcext:value-type="float">
            <text:p>9996</text:p>
          </table:table-cell>
          <table:table-cell office:value-type="float" office:value="135" calcext:value-type="float">
            <text:p>135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1081,1+5,2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2479" calcext:value-type="float">
            <text:p>2479</text:p>
          </table:table-cell>
          <table:table-cell office:value-type="float" office:value="3.64" calcext:value-type="float">
            <text:p>3,64</text:p>
          </table:table-cell>
          <table:table-cell office:value-type="float" office:value="0.8" calcext:value-type="float">
            <text:p>0,8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5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580" calcext:value-type="float">
            <text:p>1580</text:p>
          </table:table-cell>
          <table:table-cell office:value-type="float" office:value="71.3" calcext:value-type="float">
            <text:p>71,3</text:p>
          </table:table-cell>
          <table:table-cell office:value-type="float" office:value="0.96" calcext:value-type="float">
            <text:p>0,96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1423+4,9</text:p>
          </table:table-cell>
          <table:table-cell office:value-type="float" office:value="0.98" calcext:value-type="float">
            <text:p>0,98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35" calcext:value-type="float">
            <text:p>1235</text:p>
          </table:table-cell>
          <table:table-cell office:value-type="float" office:value="1.84" calcext:value-type="float">
            <text:p>1,84</text:p>
          </table:table-cell>
          <table:table-cell office:value-type="float" office:value="0.92" calcext:value-type="float">
            <text:p>0,9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76" calcext:value-type="float">
            <text:p>0,76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6 mon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480" calcext:value-type="float">
            <text:p>1480</text:p>
          </table:table-cell>
          <table:table-cell office:value-type="float" office:value="32.9" calcext:value-type="float">
            <text:p>32,9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986,1+2</text:p>
          </table:table-cell>
          <table:table-cell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85" calcext:value-type="float">
            <text:p>1285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49" calcext:value-type="float">
            <text:p>0,4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7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475" calcext:value-type="float">
            <text:p>2475</text:p>
          </table:table-cell>
          <table:table-cell office:value-type="float" office:value="25.5" calcext:value-type="float">
            <text:p>25,5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2"/>
          <table:table-cell office:value-type="float" office:value="0.98" calcext:value-type="float">
            <text:p>0,98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019" calcext:value-type="float">
            <text:p>101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8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8" office:value-type="string" calcext:value-type="string">
            <text:p>…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8311" calcext:value-type="float">
            <text:p>18311</text:p>
          </table:table-cell>
          <table:table-cell office:value-type="string" calcext:value-type="string">
            <text:p>1757+7,1</text:p>
          </table:table-cell>
          <table:table-cell office:value-type="float" office:value="0.97" calcext:value-type="float">
            <text:p>0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2581" calcext:value-type="float">
            <text:p>2581</text:p>
          </table:table-cell>
          <table:table-cell office:value-type="float" office:value="8.35" calcext:value-type="float">
            <text:p>8,35</text:p>
          </table:table-cell>
          <table:table-cell office:value-type="float" office:value="0.98" calcext:value-type="float">
            <text:p>0,98</text:p>
          </table:table-cell>
          <table:table-cell office:value-type="float" office:value="0.21" calcext:value-type="float">
            <text:p>0,21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 table:number-columns-spanned="6" table:number-rows-spanned="1">
            <text:p><text:s/>CDR3 extracted based on length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# read</text:p>
          </table:table-cell>
          <table:table-cell office:value-type="string" calcext:value-type="string">
            <text:p># seq </text:p>
          </table:table-cell>
          <table:table-cell office:value-type="string" calcext:value-type="string">
            <text:p># uniq seq</text:p>
          </table:table-cell>
          <table:table-cell office:value-type="string" calcext:value-type="string">
            <text:p># outlier</text:p>
          </table:table-cell>
          <table:table-cell office:value-type="string" calcext:value-type="string">
            <text:p><text:s/># seq analysed by F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858" calcext:value-type="float">
            <text:p>33858</text:p>
          </table:table-cell>
          <table:table-cell office:value-type="float" office:value="33599" calcext:value-type="float">
            <text:p>33599</text:p>
          </table:table-cell>
          <table:table-cell office:value-type="float" office:value="22181" calcext:value-type="float">
            <text:p>22181</text:p>
          </table:table-cell>
          <table:table-cell office:value-type="float" office:value="14" calcext:value-type="float">
            <text:p>14</text:p>
          </table:table-cell>
          <table:table-cell table:formula="of:=[.C4] -[.E4]" office:value-type="float" office:value="33585" calcext:value-type="float">
            <text:p>33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65280" calcext:value-type="float">
            <text:p>165280</text:p>
          </table:table-cell>
          <table:table-cell office:value-type="float" office:value="140026" calcext:value-type="float">
            <text:p>140026</text:p>
          </table:table-cell>
          <table:table-cell office:value-type="float" office:value="84070" calcext:value-type="float">
            <text:p>84070</text:p>
          </table:table-cell>
          <table:table-cell office:value-type="float" office:value="2246" calcext:value-type="float">
            <text:p>2246</text:p>
          </table:table-cell>
          <table:table-cell table:formula="of:=[.C5] -[.E5]" office:value-type="float" office:value="137780" calcext:value-type="float">
            <text:p>137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70532" calcext:value-type="float">
            <text:p>70532</text:p>
          </table:table-cell>
          <table:table-cell office:value-type="float" office:value="70050" calcext:value-type="float">
            <text:p>70050</text:p>
          </table:table-cell>
          <table:table-cell office:value-type="float" office:value="61379" calcext:value-type="float">
            <text:p>61379</text:p>
          </table:table-cell>
          <table:table-cell office:value-type="float" office:value="2437" calcext:value-type="float">
            <text:p>2437</text:p>
          </table:table-cell>
          <table:table-cell table:formula="of:=[.C6] -[.E6]" office:value-type="float" office:value="67613" calcext:value-type="float">
            <text:p>67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165461" calcext:value-type="float">
            <text:p>165461</text:p>
          </table:table-cell>
          <table:table-cell office:value-type="float" office:value="162742" calcext:value-type="float">
            <text:p>162742</text:p>
          </table:table-cell>
          <table:table-cell office:value-type="float" office:value="104923" calcext:value-type="float">
            <text:p>104923</text:p>
          </table:table-cell>
          <table:table-cell office:value-type="float" office:value="758" calcext:value-type="float">
            <text:p>758</text:p>
          </table:table-cell>
          <table:table-cell table:formula="of:=[.C7] -[.E7]" office:value-type="float" office:value="161984" calcext:value-type="float">
            <text:p>16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75906" calcext:value-type="float">
            <text:p>75906</text:p>
          </table:table-cell>
          <table:table-cell office:value-type="float" office:value="73888" calcext:value-type="float">
            <text:p>73888</text:p>
          </table:table-cell>
          <table:table-cell office:value-type="float" office:value="53093" calcext:value-type="float">
            <text:p>53093</text:p>
          </table:table-cell>
          <table:table-cell office:value-type="float" office:value="515" calcext:value-type="float">
            <text:p>515</text:p>
          </table:table-cell>
          <table:table-cell table:formula="of:=[.C8] -[.E8]" office:value-type="float" office:value="73373" calcext:value-type="float">
            <text:p>73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8666" calcext:value-type="float">
            <text:p>58666</text:p>
          </table:table-cell>
          <table:table-cell office:value-type="float" office:value="57076" calcext:value-type="float">
            <text:p>57076</text:p>
          </table:table-cell>
          <table:table-cell office:value-type="float" office:value="40673" calcext:value-type="float">
            <text:p>40673</text:p>
          </table:table-cell>
          <table:table-cell office:value-type="float" office:value="2697" calcext:value-type="float">
            <text:p>2697</text:p>
          </table:table-cell>
          <table:table-cell table:formula="of:=[.C9] -[.E9]" office:value-type="float" office:value="54379" calcext:value-type="float">
            <text:p>54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91381" calcext:value-type="float">
            <text:p>291381</text:p>
          </table:table-cell>
          <table:table-cell office:value-type="float" office:value="294203" calcext:value-type="float">
            <text:p>294203</text:p>
          </table:table-cell>
          <table:table-cell office:value-type="float" office:value="219006" calcext:value-type="float">
            <text:p>219006</text:p>
          </table:table-cell>
          <table:table-cell office:value-type="float" office:value="3735" calcext:value-type="float">
            <text:p>3735</text:p>
          </table:table-cell>
          <table:table-cell table:formula="of:=[.C10] -[.E10]" office:value-type="float" office:value="290468" calcext:value-type="float">
            <text:p>29046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3:11:12.379483749</meta:creation-date>
    <dc:date>2020-06-18T13:22:38.412640927</dc:date>
    <meta:editing-duration>PT11M26S</meta:editing-duration>
    <meta:editing-cycles>2</meta:editing-cycles>
    <meta:generator>LibreOffice/6.0.7.3$Linux_X86_64 LibreOffice_project/00m0$Build-3</meta:generator>
    <meta:document-statistic meta:table-count="2" meta:cell-count="278" meta:object-count="0"/>
  </office:meta>
</office:document-meta>
</file>